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de44" officeooo:paragraph-rsid="001ade44"/>
    </style:style>
    <style:style style:name="P2" style:family="paragraph" style:parent-style-name="Standard">
      <style:text-properties officeooo:rsid="001c0749" officeooo:paragraph-rsid="001c0749"/>
    </style:style>
    <style:style style:name="P3" style:family="paragraph" style:parent-style-name="Standard">
      <style:text-properties fo:font-weight="bold" officeooo:rsid="001ade44" officeooo:paragraph-rsid="001ade4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tes for hacksternoon essay</text:p>
      <text:p text:style-name="P1"/>
      <text:p text:style-name="P2">check list </text:p>
      <text:p text:style-name="P2"/>
      <text:p text:style-name="P2">pictures sequence</text:p>
      <text:p text:style-name="P2">github files pushed</text:p>
      <text:p text:style-name="P2">you tube: links and description</text:p>
      <text:p text:style-name="P2">adhesive 60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08:22:21.862029044</meta:creation-date>
    <dc:date>2022-06-05T09:31:56.944085561</dc:date>
    <meta:editing-duration>PT1H9M35S</meta:editing-duration>
    <meta:editing-cycles>2</meta:editing-cycles>
    <meta:generator>LibreOffice/7.3.3.2$Linux_X86_64 LibreOffice_project/4985bca6212b77bf8c7a86bceeb2084ec86f4b6b</meta:generator>
    <meta:document-statistic meta:table-count="0" meta:image-count="0" meta:object-count="0" meta:page-count="1" meta:paragraph-count="6" meta:word-count="18" meta:character-count="118" meta:non-whitespace-character-count="105"/>
  </office:meta>
</office:document-meta>
</file>